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2.7736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МФТИ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Московский физико-технический институт (национальный исследовательский университет)»</text:p>
          </table:table-cell>
          <table:table-cell office:value-type="string" calcext:value-type="string">
            <text:p>Добавлены только БВИ.</text:p>
          </table:table-cell>
          <table:table-cell table:number-columns-repeated="2" office:value-type="string" calcext:value-type="string">
            <text:p>11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икладная математика и информатика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оектирование и разработка комплексных бизнес-приложений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.03.01</text:p>
          </table:table-cell>
          <table:table-cell office:value-type="string" calcext:value-type="string">
            <text:p>Фундаментальная математика</text:p>
          </table:table-cell>
          <table:table-cell office:value-type="string" calcext:value-type="string">
            <text:p>MFIR</text:p>
          </table:table-cell>
          <table:table-cell office:value-type="string" calcext:value-type="string">
            <text:p>vshm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Радиотехника и компьютерные технологии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frkt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Общая и прикладная физика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lfi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Авиационные технологии и автономные транспортные системы</text:p>
          </table:table-cell>
          <table:table-cell office:value-type="string" calcext:value-type="string">
            <text:p>MFI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Геокосмические науки и технологии</text:p>
          </table:table-cell>
          <table:table-cell office:value-type="string" calcext:value-type="string">
            <text:p>MFI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Физика перспективных технологий</text:p>
          </table:table-cell>
          <table:table-cell office:value-type="string" calcext:value-type="string">
            <text:p>MFCR</text:p>
          </table:table-cell>
          <table:table-cell office:value-type="string" calcext:value-type="string">
            <text:p>fefm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Биофизика и биоинформатика</text:p>
          </table:table-cell>
          <table:table-cell office:value-type="string" calcext:value-type="string">
            <text:p>MFCIR</text:p>
          </table:table-cell>
          <table:table-cell office:value-type="string" calcext:value-type="string">
            <text:p>fbmf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Природоподобные, плазменные и ядерные технологии</text:p>
          </table:table-cell>
          <table:table-cell office:value-type="string" calcext:value-type="string">
            <text:p>MFCIR</text:p>
          </table:table-cell>
          <table:table-cell office:value-type="string" calcext:value-type="string">
            <text:p>knt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Компьютерные технологии и вычислительная техника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rkt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Программная инженерия и компьютерные технологии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Системное программирование и прикладная математика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Естественные и компьютерные науки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Математическое моделирование и теория управления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vshpi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MFC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Техническая физика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.03.01</text:p>
          </table:table-cell>
          <table:table-cell office:value-type="string" calcext:value-type="string">
            <text:p>Биотехнология</text:p>
          </table:table-cell>
          <table:table-cell office:value-type="string" calcext:value-type="string">
            <text:p>BMCIFR</text:p>
          </table:table-cell>
          <table:table-cell office:value-type="string" calcext:value-type="string">
            <text:p>fbm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table:number-columns-repeated="2"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.fakt .fpmi .fbmf .knt .fbvt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4 15 .frkt .lfi .fakt .fefm .fbmf .knt .fbvt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4 <text:s/>15 .fefm .fbmf .knt .fbvt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4 15 .fbmf .fbvt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4 .lfi .fakt .fefm .knt .vshpi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.fpmi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.frkt .fbmf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.frkt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едметная олимпиада "Юные таланты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Формула Единства"/"Третье тысячелети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Миссия выполнима. Твое призвание - финансист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едметная олимпиада "Юные таланты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не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Гранит наук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Надежда энергетики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Надежда энергети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химии в ФГБОУ ВО ПСПбГМУ им. И.П. Павлова Минздрава Росс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едметная олимпиада "Юные таланты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Формула Единства"/"Третье тысячелети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эрокосм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спутников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 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 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 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офильная инженерная олимпиада "Звезда"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офильная инженерная олимпиада "Звезда"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Гранит наук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космонав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7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 7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 7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 7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астрономия и науки о земле</text:p>
          </table:table-cell>
          <table:table-cell office:value-type="string" calcext:value-type="string">
            <text:p>W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основы бизнеса</text:p>
          </table:table-cell>
          <table:table-cell office:value-type="string" calcext:value-type="string">
            <text:p>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"Формула Единства"/"Третье тысячелетие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автоматизация бизнес-процессов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аэрокосм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летающая 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наносистемы и наноинжене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нейротехнологии и когнитив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спутников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технологии беспроводной связ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ядер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по искусственному интеллекту</text:p>
          </table:table-cell>
          <table:table-cell table:style-name="ce2"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анализ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Сеченовская олимпиада школьников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Сеченовская олимпиада школьников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экономическая олимпиада школьников имени Н.Д. Кондратьева</text:p>
          </table:table-cell>
          <table:table-cell table:style-name="ce2"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узовско-академическая олимпиада по информатике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Герценовская олимпиада школьников</text:p>
          </table:table-cell>
          <table:table-cell table:style-name="ce2"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Городская открытая олимпиада школьников по физике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Инженерная олимпиада школьников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Интернет-олимпиада школьников по физике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Менделеевская Олимпиада по химии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"Innopolis Open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"Innopolis Open"</text:p>
          </table:table-cell>
          <table:table-cell table:style-name="ce2"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"Innopolis Open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Евразийская лингвистическая олимпиада"</text:p>
          </table:table-cell>
          <table:table-cell table:style-name="ce2"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имени И.Я. Верченко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ногопредметная олимпиада "Юные таланты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астроно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гене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бъединенная межвузовск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кеан знаний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Курчат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Курчатов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РГГУ для школьников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Покори Воробьевы горы!"</text:p>
          </table:table-cell>
          <table:table-cell table:style-name="ce2"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Покори Воробьевы горы!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Покори Воробьевы горы!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Робофест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инженерное дел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научно-техническ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Шаг в будущее"</text:p>
          </table:table-cell>
          <table:table-cell table:style-name="ce2" office:value-type="string" calcext:value-type="string">
            <text:p>инженерное дел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Шаг в будущее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по информатике и программированию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по программированию "ТехноКубок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по химии в ФГБОУ ВО ПСПбГМУ им. И.П. Павлова Минздрава России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Юношеской математической школы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олимпиада школьников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олимпиада школьников по программированию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химическая олимпиада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раслевая олимпиада школьников "Газпром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раслевая физико-математическая олимпиада школьников "Росатом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раслевая физико-математическая олимпиада школьников "Росатом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Пироговская олимпиада для школьников по химии и биологии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Пироговская олимпиада для школьников по химии и биологии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Плехановская олимпиада школьников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Санкт-Петербургская астрономическая олимпиада</text:p>
          </table:table-cell>
          <table:table-cell table:style-name="ce2" office:value-type="string" calcext:value-type="string">
            <text:p>астроно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Санкт-Петербургск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Санкт-Петербургская олимпиада школьников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Турнир город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Турнир имени М.В. Ломоносова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Турнир имени М.В. Ломоносова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Турнир имени М.В. Ломоносова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 table:number-rows-repeated="10479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31:Sheet1.F35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20:50:22.1516267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22T22:05:33.907509033</dc:date>
    <meta:editing-duration>PT1H33M23S</meta:editing-duration>
    <meta:editing-cycles>16</meta:editing-cycles>
    <meta:generator>LibreOffice/24.8.4.2$Linux_X86_64 LibreOffice_project/480$Build-2</meta:generator>
    <meta:document-statistic meta:table-count="1" meta:cell-count="3564" meta:object-count="0"/>
  </office:meta>
</office:document-meta>
</file>